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5220000015F36B8D75C.svm" manifest:media-type=""/>
  <manifest:file-entry manifest:full-path="Pictures/20000001000003AF0000012DBA3F36A1.svm" manifest:media-type=""/>
  <manifest:file-entry manifest:full-path="Pictures/20000001000003AF0000012DA313CCE0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1CD0000012DBE74C9DE.svm" manifest:media-type=""/>
  <manifest:file-entry manifest:full-path="Pictures/2000000100000192000000A16D0D51D8.svm" manifest:media-type=""/>
  <manifest:file-entry manifest:full-path="Pictures/20000001000000B2000000A1E26EC0C6.svm" manifest:media-type=""/>
  <manifest:file-entry manifest:full-path="Pictures/20000001000000FE000001038E021CBF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99ccff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6cm" fo:min-width="0.5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09cm"/>
    </style:style>
    <style:style style:name="gr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83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3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-{}V_{1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{}V_2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\alpha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left( 1-\alpha \right)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42cm" svg:height="1.803cm" svg:x="4.139cm" svg:y="1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69cm" svg:height="1.827cm" svg:x="2.446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764cm" svg:height="1.827cm" svg:x="3.367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28cm" svg:height="1.827cm" svg:x="2.23cm" svg:y="1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28cm" svg:height="1.827cm" svg:x="6.113cm" svg:y="1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01cm" svg:height="0.111cm" svg:x="3.465cm" svg:y="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78cm" svg:y1="2.242cm" svg:x2="0.589cm" svg:y2="2.242cm">
          <text:p/>
        </draw:line>
        <draw:line draw:style-name="gr4" draw:text-style-name="P1" draw:layer="layout" svg:x1="8.231cm" svg:y1="2.205cm" svg:x2="6.253cm" svg:y2="2.205cm">
          <text:p/>
        </draw:line>
        <draw:line draw:style-name="gr4" draw:text-style-name="P1" draw:layer="layout" svg:x1="4.234cm" svg:y1="4.485cm" svg:x2="4.234cm" svg:y2="3.182cm">
          <text:p/>
        </draw:line>
        <draw:frame draw:style-name="gr5" draw:text-style-name="P2" draw:layer="layout" svg:width="1.068cm" svg:height="0.696cm" svg:x="1.676cm" svg:y="0.508cm">
          <draw:text-box>
            <text:p><text:span text:style-name="T1">ایمٹر</text:span></text:p>
          </draw:text-box>
        </draw:frame>
        <draw:frame draw:style-name="gr6" draw:text-style-name="P2" draw:layer="layout" svg:width="1.002cm" svg:height="0.696cm" svg:x="6.053cm" svg:y="0.508cm">
          <draw:text-box>
            <text:p><text:span text:style-name="T1">کلکٹر</text:span></text:p>
          </draw:text-box>
        </draw:frame>
        <draw:frame draw:style-name="gr7" draw:text-style-name="P2" draw:layer="layout" svg:width="1.009cm" svg:height="0.696cm" svg:x="4.198cm" svg:y="3.496cm">
          <draw:text-box>
            <text:p><text:span text:style-name="T1">بیس</text:span></text:p>
          </draw:text-box>
        </draw:frame>
        <draw:path draw:style-name="gr4" draw:text-style-name="P1" draw:layer="layout" svg:width="0.129cm" svg:height="0.962cm" svg:x="3.18cm" svg:y="4.059cm" svg:viewBox="0 0 130 963" svg:d="m130 0v963zm-130-751v555z">
          <text:p/>
        </draw:path>
        <draw:line draw:style-name="gr4" draw:text-style-name="P1" draw:layer="layout" svg:x1="5.337cm" svg:y1="3.997cm" svg:x2="5.337cm" svg:y2="4.96cm">
          <text:p/>
        </draw:line>
        <draw:line draw:style-name="gr4" draw:text-style-name="P1" draw:layer="layout" svg:x1="5.207cm" svg:y1="4.209cm" svg:x2="5.207cm" svg:y2="4.764cm">
          <text:p/>
        </draw:line>
        <draw:line draw:style-name="gr4" draw:text-style-name="P1" draw:layer="layout" svg:x1="3.302cm" svg:y1="4.503cm" svg:x2="5.213cm" svg:y2="4.503cm">
          <text:p/>
        </draw:line>
        <draw:line draw:style-name="gr4" draw:text-style-name="P1" draw:layer="layout" svg:x1="8.219cm" svg:y1="2.2cm" svg:x2="8.219cm" svg:y2="4.503cm">
          <text:p/>
        </draw:line>
        <draw:line draw:style-name="gr4" draw:text-style-name="P1" draw:layer="layout" svg:x1="0.607cm" svg:y1="2.237cm" svg:x2="0.607cm" svg:y2="4.515cm">
          <text:p/>
        </draw:line>
        <draw:path draw:style-name="gr4" draw:text-style-name="P1" draw:layer="layout" svg:width="0.599cm" svg:height="0.282cm" svg:x="1.996cm" svg:y="4.368cm" svg:viewBox="0 0 600 283" svg:d="m0 158 53-158zm0 6 101 277zm0-2 101-277zm-3-2 101 277zm0 2 101-277zm-2-2 101 277zm1-2 46-135z">
          <text:p/>
        </draw:path>
        <draw:line draw:style-name="gr4" draw:text-style-name="P1" draw:layer="layout" svg:x1="1.988cm" svg:y1="4.511cm" svg:x2="0.592cm" svg:y2="4.511cm">
          <text:p/>
        </draw:line>
        <draw:line draw:style-name="gr4" draw:text-style-name="P1" draw:layer="layout" svg:x1="2.617cm" svg:y1="4.513cm" svg:x2="3.176cm" svg:y2="4.513cm">
          <text:p/>
        </draw:line>
        <draw:line draw:style-name="gr4" draw:text-style-name="P1" draw:layer="layout" svg:x1="5.674cm" svg:y1="4.515cm" svg:x2="5.727cm" svg:y2="4.357cm">
          <text:p/>
        </draw:line>
        <draw:line draw:style-name="gr4" draw:text-style-name="P1" draw:layer="layout" svg:x1="5.727cm" svg:y1="4.363cm" svg:x2="5.828cm" svg:y2="4.64cm">
          <text:p/>
        </draw:line>
        <draw:line draw:style-name="gr4" draw:text-style-name="P1" draw:layer="layout" svg:x1="5.828cm" svg:y1="4.638cm" svg:x2="5.929cm" svg:y2="4.361cm">
          <text:p/>
        </draw:line>
        <draw:line draw:style-name="gr4" draw:text-style-name="P1" draw:layer="layout" svg:x1="5.926cm" svg:y1="4.359cm" svg:x2="6.027cm" svg:y2="4.636cm">
          <text:p/>
        </draw:line>
        <draw:line draw:style-name="gr4" draw:text-style-name="P1" draw:layer="layout" svg:x1="6.027cm" svg:y1="4.638cm" svg:x2="6.128cm" svg:y2="4.361cm">
          <text:p/>
        </draw:line>
        <draw:line draw:style-name="gr4" draw:text-style-name="P1" draw:layer="layout" svg:x1="6.126cm" svg:y1="4.359cm" svg:x2="6.227cm" svg:y2="4.636cm">
          <text:p/>
        </draw:line>
        <draw:line draw:style-name="gr4" draw:text-style-name="P1" draw:layer="layout" svg:x1="6.228cm" svg:y1="4.634cm" svg:x2="6.274cm" svg:y2="4.499cm">
          <text:p/>
        </draw:line>
        <draw:line draw:style-name="gr4" draw:text-style-name="P1" draw:layer="layout" svg:x1="5.666cm" svg:y1="4.507cm" svg:x2="5.355cm" svg:y2="4.507cm">
          <text:p/>
        </draw:line>
        <draw:line draw:style-name="gr4" draw:text-style-name="P1" draw:layer="layout" svg:x1="6.282cm" svg:y1="4.509cm" svg:x2="8.235cm" svg:y2="4.509cm">
          <text:p/>
        </draw:line>
        <draw:line draw:style-name="gr8" draw:text-style-name="P1" draw:layer="layout" svg:x1="7.54cm" svg:y1="1.994cm" svg:x2="6.44cm" svg:y2="1.994cm">
          <text:p/>
        </draw:line>
        <draw:line draw:style-name="gr8" draw:text-style-name="P1" draw:layer="layout" svg:x1="3.98cm" svg:y1="4.376cm" svg:x2="3.98cm" svg:y2="3.412cm">
          <text:p/>
        </draw:line>
        <draw:custom-shape draw:style-name="gr9" draw:text-style-name="P1" draw:layer="layout" svg:width="0.276cm" svg:height="1.547cm" draw:transform="rotate (-1.57079632679579) translate (5.692cm 0.8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1.883cm" svg:height="0.696cm" svg:x="4.133cm" svg:y="0.291cm">
          <draw:text-box>
            <text:p><text:span text:style-name="T1">ویران خطہ</text:span></text:p>
          </draw:text-box>
        </draw:frame>
        <draw:line draw:style-name="gr11" draw:text-style-name="P1" draw:layer="layout" svg:x1="1.064cm" svg:y1="1.498cm" svg:x2="4.014cm" svg:y2="1.498cm">
          <text:p/>
        </draw:line>
        <draw:line draw:style-name="gr11" draw:text-style-name="P1" draw:layer="layout" svg:x1="4.014cm" svg:y1="1.498cm" svg:x2="4.014cm" svg:y2="1.758cm">
          <text:p/>
        </draw:line>
        <draw:line draw:style-name="gr11" draw:text-style-name="P1" draw:layer="layout" svg:x1="1.069cm" svg:y1="2.542cm" svg:x2="3.67cm" svg:y2="2.542cm">
          <text:p/>
        </draw:line>
        <draw:line draw:style-name="gr11" draw:text-style-name="P1" draw:layer="layout" svg:x1="3.672cm" svg:y1="2.543cm" svg:x2="3.672cm" svg:y2="2.802cm">
          <text:p/>
        </draw:line>
        <draw:line draw:style-name="gr11" draw:text-style-name="P1" draw:layer="layout" svg:x1="3.747cm" svg:y1="2.545cm" svg:x2="3.747cm" svg:y2="2.804cm">
          <text:p/>
        </draw:line>
        <draw:line draw:style-name="gr11" draw:text-style-name="P1" draw:layer="layout" svg:x1="3.673cm" svg:y1="2.806cm" svg:x2="3.543cm" svg:y2="2.806cm">
          <text:p/>
        </draw:line>
        <draw:line draw:style-name="gr11" draw:text-style-name="P1" draw:layer="layout" svg:x1="3.876cm" svg:y1="2.803cm" svg:x2="3.746cm" svg:y2="2.803cm">
          <text:p/>
        </draw:line>
        <draw:line draw:style-name="gr11" draw:text-style-name="P1" draw:layer="layout" svg:x1="3.541cm" svg:y1="2.805cm" svg:x2="3.71cm" svg:y2="3.097cm">
          <text:p/>
        </draw:line>
        <draw:line draw:style-name="gr11" draw:text-style-name="P1" draw:layer="layout" svg:x1="3.7cm" svg:y1="3.104cm" svg:x2="3.873cm" svg:y2="2.804cm">
          <text:p/>
        </draw:line>
        <draw:line draw:style-name="gr11" draw:text-style-name="P1" draw:layer="layout" svg:x1="3.749cm" svg:y1="2.548cm" svg:x2="3.998cm" svg:y2="2.548cm">
          <text:p/>
        </draw:line>
        <draw:line draw:style-name="gr11" draw:text-style-name="P1" draw:layer="layout" svg:x1="3.996cm" svg:y1="2.279cm" svg:x2="3.996cm" svg:y2="2.545cm">
          <text:p/>
        </draw:line>
        <draw:line draw:style-name="gr11" draw:text-style-name="P1" draw:layer="layout" svg:x1="3.996cm" svg:y1="2.278cm" svg:x2="4.136cm" svg:y2="2.278cm">
          <text:p/>
        </draw:line>
        <draw:line draw:style-name="gr11" draw:text-style-name="P1" draw:layer="layout" svg:x1="4.013cm" svg:y1="1.757cm" svg:x2="4.153cm" svg:y2="1.757cm">
          <text:p/>
        </draw:line>
        <draw:line draw:style-name="gr12" draw:text-style-name="P1" draw:layer="layout" svg:x1="4.144cm" svg:y1="1.758cm" svg:x2="5.682cm" svg:y2="1.758cm">
          <text:p/>
        </draw:line>
        <draw:line draw:style-name="gr12" draw:text-style-name="P1" draw:layer="layout" svg:x1="4.138cm" svg:y1="2.281cm" svg:x2="5.676cm" svg:y2="2.281cm">
          <text:p/>
        </draw:line>
        <draw:line draw:style-name="gr11" draw:text-style-name="P1" draw:layer="layout" svg:x1="5.682cm" svg:y1="1.758cm" svg:x2="5.851cm" svg:y2="1.758cm">
          <text:p/>
        </draw:line>
        <draw:line draw:style-name="gr11" draw:text-style-name="P1" draw:layer="layout" svg:x1="5.682cm" svg:y1="2.281cm" svg:x2="5.851cm" svg:y2="2.281cm">
          <text:p/>
        </draw:line>
        <draw:line draw:style-name="gr11" draw:text-style-name="P1" draw:layer="layout" svg:x1="5.846cm" svg:y1="1.758cm" svg:x2="5.846cm" svg:y2="1.598cm">
          <text:p/>
        </draw:line>
        <draw:line draw:style-name="gr11" draw:text-style-name="P1" draw:layer="layout" svg:x1="5.85cm" svg:y1="2.446cm" svg:x2="5.85cm" svg:y2="2.286cm">
          <text:p/>
        </draw:line>
        <draw:line draw:style-name="gr11" draw:text-style-name="P1" draw:layer="layout" svg:x1="5.846cm" svg:y1="1.593cm" svg:x2="6.1cm" svg:y2="2.033cm">
          <text:p/>
        </draw:line>
        <draw:line draw:style-name="gr11" draw:text-style-name="P1" draw:layer="layout" svg:x1="5.851cm" svg:y1="2.445cm" svg:x2="6.105cm" svg:y2="2.005cm">
          <text:p/>
        </draw:line>
        <draw:line draw:style-name="gr11" draw:text-style-name="P1" draw:layer="layout" svg:x1="1.061cm" svg:y1="1.508cm" svg:x2="1.061cm" svg:y2="2.543cm">
          <text:p/>
        </draw:line>
        <draw:line draw:style-name="gr8" draw:text-style-name="P1" draw:layer="layout" svg:x1="1.776cm" svg:y1="1.982cm" svg:x2="0.676cm" svg:y2="1.982cm">
          <text:p/>
        </draw:line>
        <draw:frame draw:style-name="gr13" draw:text-style-name="P1" draw:layer="layout" svg:width="0.31cm" svg:height="0.289cm" svg:x="2.596cm" svg:y="0.643cm">
          <draw:image xlink:href="Pictures/2000000100000103000000F210DD7C79.svm" xlink:type="simple" xlink:show="embed" xlink:actuate="onLoad">
            <text:p/>
          </draw:image>
        </draw:frame>
        <draw:frame draw:style-name="gr14" draw:text-style-name="P1" draw:layer="layout" svg:width="0.304cm" svg:height="0.31cm" svg:x="5.774cm" svg:y="0.619cm">
          <draw:image xlink:href="Pictures/20000001000000FE000001038E021CBF.svm" xlink:type="simple" xlink:show="embed" xlink:actuate="onLoad">
            <text:p/>
          </draw:image>
        </draw:frame>
        <draw:frame draw:style-name="gr15" draw:text-style-name="P1" draw:layer="layout" svg:width="0.304cm" svg:height="0.289cm" svg:x="4.339cm" svg:y="3.345cm">
          <draw:image xlink:href="Pictures/20000001000000FE000000F2E11C61C7.svm" xlink:type="simple" xlink:show="embed" xlink:actuate="onLoad">
            <text:p/>
          </draw:image>
        </draw:frame>
        <draw:frame draw:style-name="gr16" draw:text-style-name="P1" draw:layer="layout" svg:width="0.557cm" svg:height="0.355cm" svg:x="1.868cm" svg:y="4.84cm">
          <draw:image xlink:href="Pictures/20000001000001D100000129A37F3893.svm" xlink:type="simple" xlink:show="embed" xlink:actuate="onLoad">
            <text:p/>
          </draw:image>
        </draw:frame>
        <draw:frame draw:style-name="gr17" draw:text-style-name="P1" draw:layer="layout" svg:width="0.552cm" svg:height="0.36cm" svg:x="5.978cm" svg:y="4.835cm">
          <draw:image xlink:href="Pictures/20000001000001CD0000012DBE74C9DE.svm" xlink:type="simple" xlink:show="embed" xlink:actuate="onLoad">
            <text:p/>
          </draw:image>
        </draw:frame>
        <draw:frame draw:style-name="gr18" draw:text-style-name="P1" draw:layer="layout" svg:width="1.13cm" svg:height="0.36cm" svg:x="2.687cm" svg:y="5.204cm">
          <draw:image xlink:href="Pictures/20000001000003AF0000012DA313CCE0.svm" xlink:type="simple" xlink:show="embed" xlink:actuate="onLoad">
            <text:p/>
          </draw:image>
        </draw:frame>
        <draw:frame draw:style-name="gr19" draw:text-style-name="P1" draw:layer="layout" svg:width="1.13cm" svg:height="0.36cm" svg:x="4.72cm" svg:y="5.204cm">
          <draw:image xlink:href="Pictures/20000001000003AF0000012DBA3F36A1.svm" xlink:type="simple" xlink:show="embed" xlink:actuate="onLoad">
            <text:p/>
          </draw:image>
        </draw:frame>
        <draw:frame draw:style-name="gr20" draw:text-style-name="P1" draw:layer="layout" svg:width="0.212cm" svg:height="0.192cm" svg:x="0.561cm" svg:y="1.653cm">
          <draw:image xlink:href="Pictures/20000001000000B2000000A1E26EC0C6.svm" xlink:type="simple" xlink:show="embed" xlink:actuate="onLoad">
            <text:p/>
          </draw:image>
        </draw:frame>
        <draw:frame draw:style-name="gr21" draw:text-style-name="P1" draw:layer="layout" svg:width="0.481cm" svg:height="0.192cm" svg:x="7.386cm" svg:y="1.653cm">
          <draw:image xlink:href="Pictures/2000000100000192000000A16D0D51D8.svm" xlink:type="simple" xlink:show="embed" xlink:actuate="onLoad">
            <text:p/>
          </draw:image>
        </draw:frame>
        <draw:frame draw:style-name="gr21" draw:text-style-name="P1" draw:layer="layout" svg:width="0.481cm" svg:height="0.192cm" svg:x="4.226cm" svg:y="1.945cm">
          <draw:image xlink:href="Pictures/2000000100000192000000A16D0D51D8.svm" xlink:type="simple" xlink:show="embed" xlink:actuate="onLoad">
            <text:p/>
          </draw:image>
        </draw:frame>
        <draw:frame draw:style-name="gr20" draw:text-style-name="P1" draw:layer="layout" svg:width="0.212cm" svg:height="0.192cm" svg:x="2.844cm" svg:y="1.945cm">
          <draw:image xlink:href="Pictures/20000001000000B2000000A1E26EC0C6.svm" xlink:type="simple" xlink:show="embed" xlink:actuate="onLoad">
            <text:p/>
          </draw:image>
        </draw:frame>
        <draw:frame draw:style-name="gr22" draw:text-style-name="P1" draw:layer="layout" svg:width="1.576cm" svg:height="0.42cm" svg:x="2.315cm" svg:y="3.377cm">
          <draw:image xlink:href="Pictures/20000001000005220000015F36B8D7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1:55:30</dc:date>
    <dc:creator>kkk </dc:creator>
    <meta:editing-duration>PT13M47S</meta:editing-duration>
    <meta:editing-cycles>6</meta:editing-cycles>
    <meta:generator>LibreOffice/3.3$Linux LibreOffice_project/330m19$Build-401</meta:generator>
    <meta:document-statistic meta:object-count="69"/>
  </office:meta>
</office:document-meta>
</file>